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9B97CF52F38C062.png" manifest:media-type="image/png"/>
  <manifest:file-entry manifest:full-path="Pictures/100002010000078000000438AE86AB6C30DED889.png" manifest:media-type="image/png"/>
  <manifest:file-entry manifest:full-path="Pictures/10000201000007800000043849D5CBCB8F115C77.png" manifest:media-type="image/png"/>
  <manifest:file-entry manifest:full-path="Pictures/1000020100000780000004382B4339C1CE0D7BD7.png" manifest:media-type="image/png"/>
  <manifest:file-entry manifest:full-path="Pictures/10000201000007800000043833605D0F705B05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officeooo:rsid="000b2d2d" officeooo:paragraph-rsid="000b2d2d" fo:background-color="transparent" style:font-weight-asian="bold" style:font-weight-complex="bold"/>
    </style:style>
    <style:style style:name="P2" style:family="paragraph" style:parent-style-name="Standard">
      <style:text-properties style:font-name="Comic Sans MS" fo:font-weight="bold" officeooo:rsid="000cae20" officeooo:paragraph-rsid="000cae20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ic Sans MS" fo:font-weight="bold" officeooo:rsid="0013d340" officeooo:paragraph-rsid="0013d340" fo:background-color="transparen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weight="bold" officeooo:rsid="0014f680" officeooo:paragraph-rsid="0014f680" fo:background-color="transparen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0a1a7b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weight="normal" officeooo:rsid="000a1a7b" officeooo:paragraph-rsid="000a1a7b" fo:background-color="transparent" style:font-weight-asian="normal" style:font-weight-complex="normal"/>
    </style:style>
    <style:style style:name="P7" style:family="paragraph" style:parent-style-name="Standard"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weight="normal" officeooo:rsid="000b2d2d" officeooo:paragraph-rsid="000b2d2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fo:font-weight="normal" officeooo:rsid="000cae20" officeooo:paragraph-rsid="000cae20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mic Sans MS" fo:font-weight="normal" officeooo:rsid="00113c4f" officeooo:paragraph-rsid="00113c4f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3e09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fo:font-weight="normal" officeooo:rsid="00113e09" officeooo:paragraph-rsid="00116af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mic Sans MS" fo:font-weight="normal" officeooo:rsid="00116afe" officeooo:paragraph-rsid="00116afe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mic Sans MS" fo:font-weight="normal" officeooo:rsid="0012952f" officeooo:paragraph-rsid="0012952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weight="normal" officeooo:rsid="0013d340" officeooo:paragraph-rsid="0013d34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mic Sans MS" fo:font-weight="normal" officeooo:rsid="0014f680" officeooo:paragraph-rsid="0014f680" fo:background-color="transparent" style:font-weight-asian="normal" style:font-weight-complex="normal"/>
    </style:style>
    <style:style style:name="P21" style:family="paragraph" style:parent-style-name="Standard">
      <style:text-properties style:font-name="Comic Sans MS" style:text-underline-style="none" fo:font-weight="normal" officeooo:rsid="00167461" officeooo:paragraph-rsid="00167461" fo:background-color="transparent" style:font-weight-asian="normal" style:font-weight-complex="normal"/>
    </style:style>
    <style:style style:name="P22" style:family="paragraph" style:parent-style-name="Standard">
      <style:text-properties style:font-name="Comic Sans MS" style:text-underline-style="none" fo:font-weight="normal" officeooo:rsid="00174fc5" officeooo:paragraph-rsid="00174fc5" fo:background-color="transparent" style:font-weight-asian="normal" style:font-weight-complex="normal"/>
    </style:style>
    <style:style style:name="P23" style:family="paragraph" style:parent-style-name="Standard">
      <style:text-properties style:font-name="Comic Sans MS" style:text-underline-style="none" fo:font-weight="normal" officeooo:rsid="00183d51" officeooo:paragraph-rsid="00183d51" fo:background-color="transparent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omic Sans MS" style:text-underline-style="none" fo:font-weight="bold" officeooo:rsid="00174fc5" officeooo:paragraph-rsid="00174fc5" fo:background-color="transparent" style:font-weight-asian="bold" style:font-weight-complex="bold"/>
    </style:style>
    <style:style style:name="P25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0a1a7b" fo:background-color="#ff8000" style:font-weight-asian="bold" style:font-weight-complex="bold"/>
    </style:style>
    <style:style style:name="P26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16afe" fo:background-color="#ff8000" style:font-weight-asian="bold" style:font-weight-complex="bold"/>
    </style:style>
    <style:style style:name="P27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116afe" officeooo:paragraph-rsid="001e79f8" fo:background-color="#ff8000" style:font-weight-asian="bold" style:font-weight-complex="bold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Comic Sans MS" fo:font-weight="normal" officeooo:rsid="000cd962" officeooo:paragraph-rsid="000cd962" fo:background-color="transparent" style:font-weight-asian="normal" style:font-weight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style:font-name="Comic Sans MS" fo:font-weight="normal" officeooo:rsid="000d554d" officeooo:paragraph-rsid="000d554d" fo:background-color="transparent" style:font-weight-asian="normal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eac0e" officeooo:paragraph-rsid="000eac0e" fo:background-color="transparent" style:font-weight-asian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Comic Sans MS" fo:font-weight="normal" officeooo:rsid="000f994e" officeooo:paragraph-rsid="000f994e" fo:background-color="transparent" style:font-weight-asian="normal" style:font-weight-complex="normal"/>
    </style:style>
    <style:style style:name="P34" style:family="paragraph" style:parent-style-name="Standard">
      <style:text-properties style:font-name="Comic Sans MS" style:text-underline-style="none" fo:font-weight="normal" officeooo:rsid="0019a784" officeooo:paragraph-rsid="0019a784" fo:background-color="transparent" style:font-weight-asian="normal" style:font-weight-complex="normal"/>
    </style:style>
    <style:style style:name="P35" style:family="paragraph" style:parent-style-name="Standard">
      <style:text-properties style:font-name="Comic Sans MS" style:text-underline-style="none" fo:font-weight="normal" officeooo:rsid="001aca8f" officeooo:paragraph-rsid="001aca8f" fo:background-color="transparent" style:font-weight-asian="normal" style:font-weight-complex="normal"/>
    </style:style>
    <style:style style:name="P36" style:family="paragraph" style:parent-style-name="Standard">
      <style:text-properties style:font-name="Comic Sans MS" style:text-underline-style="none" fo:font-weight="normal" officeooo:rsid="001aca8f" officeooo:paragraph-rsid="001b2bd9" fo:background-color="transparent" style:font-weight-asian="normal" style:font-weight-complex="normal"/>
    </style:style>
    <style:style style:name="P37" style:family="paragraph" style:parent-style-name="Standard">
      <style:text-properties style:font-name="Comic Sans MS" style:text-underline-style="none" fo:font-weight="normal" officeooo:rsid="001b2bd9" officeooo:paragraph-rsid="001b2bd9" fo:background-color="transparen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cd12e" officeooo:paragraph-rsid="001cd12e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1e79f8" officeooo:paragraph-rsid="001e79f8" fo:background-color="transparent" style:font-weight-asian="normal" style:font-weight-complex="normal"/>
    </style:style>
    <style:style style:name="P40" style:family="paragraph" style:parent-style-name="Standard">
      <style:text-properties style:font-name="Comic Sans MS" style:text-underline-style="none" fo:font-weight="normal" officeooo:rsid="00200ad7" officeooo:paragraph-rsid="00200ad7" fo:background-color="transparent" style:font-weight-asian="normal" style:font-weight-complex="normal"/>
    </style:style>
    <style:style style:name="P41" style:family="paragraph" style:parent-style-name="Standard">
      <style:text-properties style:font-name="Comic Sans MS" style:text-underline-style="none" fo:font-weight="normal" officeooo:rsid="0022034c" officeooo:paragraph-rsid="0022034c" fo:background-color="transparent" style:font-weight-asian="normal" style:font-weight-complex="normal"/>
    </style:style>
    <style:style style:name="P4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3" style:family="paragraph" style:parent-style-name="Standard">
      <style:text-properties fo:color="#d4d4d4" style:font-name="Droid Sans Mono" fo:font-size="10pt" style:text-underline-style="none" fo:font-weight="normal" officeooo:rsid="00200ad7" officeooo:paragraph-rsid="00200ad7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4fc5" style:font-weight-asian="bold" style:font-weight-complex="bold"/>
    </style:style>
    <style:style style:name="T3" style:family="text">
      <style:text-properties officeooo:rsid="00174fc5"/>
    </style:style>
    <style:style style:name="T4" style:family="text">
      <style:text-properties officeooo:rsid="001aca8f"/>
    </style:style>
    <style:style style:name="T5" style:family="text">
      <style:text-properties officeooo:rsid="001e79f8"/>
    </style:style>
    <style:style style:name="T6" style:family="text">
      <style:text-properties officeooo:rsid="00200ad7"/>
    </style:style>
    <style:style style:name="T7" style:family="text">
      <style:text-properties officeooo:rsid="0022034c"/>
    </style:style>
    <style:style style:name="T8" style:family="text">
      <style:text-properties fo:color="#808080"/>
    </style:style>
    <style:style style:name="T9" style:family="text">
      <style:text-properties fo:color="#808080" fo:font-size="10.5pt"/>
    </style:style>
    <style:style style:name="T10" style:family="text">
      <style:text-properties fo:color="#569cd6"/>
    </style:style>
    <style:style style:name="T11" style:family="text">
      <style:text-properties fo:color="#569cd6" fo:font-size="10.5pt"/>
    </style:style>
    <style:style style:name="T12" style:family="text">
      <style:text-properties fo:color="#9cdcfe"/>
    </style:style>
    <style:style style:name="T13" style:family="text">
      <style:text-properties fo:color="#ce91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rso em vídeo</text:p>
      <text:p text:style-name="P5">HTML5 e CSS3</text:p>
      <text:list xml:id="list3108220441" text:style-name="L1">
        <text:list-item>
          <text:p text:style-name="P25">Capítulo 1 Aula 0 – O que vamos aprender no módulo 01?</text:p>
        </text:list-item>
      </text:list>
      <text:p text:style-name="P6">Primeiros passos em HTML5:</text:p>
      <text:p text:style-name="P6">Evolução da Internet, de onde surgiu a Internet, o que são protocolos, como surgiram, <text:s/>como é a infraestrutura dos protocolos e de redes, como a Internet funciona, diferença domínio e hospedagem, o que é back-end e front-end, diferenças entre HTML, CSS e JavaScript, organização de ambiente, como fazer uma estrutura básica de HTML, aprender a colocar textos, símbolos, emoticons, hierarquia de texto, semântica do CSS, links, âncoras, multimídias, imagens, áudios, vídeos, estilos CSS.</text:p>
      <text:p text:style-name="P6"/>
      <text:list xml:id="list75628249940589" text:continue-numbering="true" text:style-name="L1">
        <text:list-item>
          <text:p text:style-name="P25">Capítulo 1 Aula 1 – Precisamos fazer um acordo</text:p>
        </text:list-item>
      </text:list>
      <text:p text:style-name="P8"><text:span text:style-name="T1">Módulo 1 </text:span>– Primeiros passos HTML+CSS → Conceitos básicos, preparação do ambiente, semântica da HTML5, textos, títulos, ligações, multimídia, estilos.</text:p>
      <text:p text:style-name="P8"><text:span text:style-name="T1">Módulo 2 </text:span>– Deixando as coisas mais bonitas → Fundamentos do design, psicologia das cores, tipografia, elementos CSS, modelo de caixas, wireframe, responsividade.</text:p>
      <text:p text:style-name="P8"><text:span text:style-name="T1">Módulo 3</text:span> – Colocando um protótipo no ar → Versionamento de software, hospedagem de sites estáticos, tabelas.</text:p>
      <text:p text:style-name="P8"><text:span text:style-name="T1">Módulo 4 </text:span>– Aprofundando os conhecimentos → Quadros em linha, formulários, media queires, mobile first.</text:p>
      <text:p text:style-name="P8"><text:span text:style-name="T1">Módulo 5 </text:span>– Novas tecnologias → Flexbox, Grid Layout, projeto final.</text:p>
      <text:p text:style-name="P7"/>
      <text:p text:style-name="P1">Do que vou precisar?</text:p>
      <text:p text:style-name="P7">Um computador, um celular e acesso a Internet.</text:p>
      <text:p text:style-name="P7">Foco, exercitar bastante e um caderno.</text:p>
      <text:p text:style-name="P7"/>
      <text:p text:style-name="P2">Repositórios Públicos:</text:p>
      <text:p text:style-name="P9"><text:a xlink:type="simple" xlink:href="https://www.github.com/gustavoguanabara" text:style-name="Internet_20_link" text:visited-style-name="Visited_20_Internet_20_Link">https://www.github.com/gustavoguanabara</text:a></text:p>
      <text:p text:style-name="P9"><text:a xlink:type="simple" xlink:href="https://www.gustavoguanabara.github.io/" text:style-name="Internet_20_link" text:visited-style-name="Visited_20_Internet_20_Link">https://www.gustavoguanabara.github.io</text:a></text:p>
      <text:p text:style-name="P9"/>
      <text:p text:style-name="P2">ATENÇÃO!</text:p>
      <text:p text:style-name="P9">Não assistir o curso como uma série ou maratonar;</text:p>
      <text:p text:style-name="P9">Praticar os exercícios;</text:p>
      <text:p text:style-name="P9">Não ter pressa;</text:p>
      <text:p text:style-name="P9">Estabelecer rotinas.</text:p>
      <text:p text:style-name="P9"/>
      <text:list xml:id="list75628249253782" text:continue-numbering="true" text:style-name="L1">
        <text:list-item>
          <text:p text:style-name="P25">Capítulo 1 Aula 2 – Será que este curso é para mim?</text:p>
        </text:list-item>
      </text:list>
      <text:p text:style-name="P10">Este curso <text:span text:style-name="T1">é</text:span> para você se…</text:p>
      <text:list xml:id="list2978763866" text:style-name="L2">
        <text:list-item>
          <text:p text:style-name="P28">Me interesso por aprender a criar sites, mas não sei por onde começar;</text:p>
        </text:list-item>
        <text:list-item>
          <text:p text:style-name="P28">Já tentei, mas acho confuso ‘decorar’ tantos comandos;</text:p>
        </text:list-item>
        <text:list-item>
          <text:p text:style-name="P28">Tenho boa base, mas quero me aprofundar nas especificaçõe;</text:p>
        </text:list-item>
        <text:list-item>
          <text:p text:style-name="P28">Consigo adaptar códigos prontos, mas não sei criar os meus próprios sites;</text:p>
        </text:list-item>
        <text:list-item>
          <text:p text:style-name="P28"><text:soft-page-break/>Estou tendo essa disciplina na faculdade e estou com dificuldades;</text:p>
        </text:list-item>
        <text:list-item>
          <text:p text:style-name="P28">Além de aprender a criar sites, quero deixá-los na Internet.</text:p>
        </text:list-item>
      </text:list>
      <text:p text:style-name="P10"/>
      <text:p text:style-name="P10">Este curso <text:span text:style-name="T1">não</text:span> é para você se…</text:p>
      <text:list xml:id="list63167443" text:style-name="L3">
        <text:list-item>
          <text:p text:style-name="P29">Eu já sei tudo sobre desenvolvimento HTML5 e CSS3;</text:p>
        </text:list-item>
        <text:list-item>
          <text:p text:style-name="P29">Estou procurando por códigos prontos e templates para sites;</text:p>
        </text:list-item>
        <text:list-item>
          <text:p text:style-name="P29">Estou com pressa e preciso aprender em poucas semanas;</text:p>
        </text:list-item>
        <text:list-item>
          <text:p text:style-name="P29">Quero aprender apenas uma lista de comandos, sem ‘papinho’ extra;</text:p>
        </text:list-item>
        <text:list-item>
          <text:p text:style-name="P29">Não consigo esperar o lançamento de aulas semanais;</text:p>
        </text:list-item>
        <text:list-item>
          <text:p text:style-name="P29">Prefiro consultar a documentação oficial das linguagens.</text:p>
        </text:list-item>
      </text:list>
      <text:p text:style-name="P10"/>
      <text:list xml:id="list75628974325307" text:continue-list="list75628249253782" text:style-name="L1">
        <text:list-item>
          <text:p text:style-name="P25">Capítulo 1 Aula 3 – Melhores livros para aprender HTML5 e CSS3</text:p>
        </text:list-item>
      </text:list>
      <text:p text:style-name="P11">Bibliografia recomendada:</text:p>
      <text:list xml:id="list3318426130" text:style-name="L4">
        <text:list-item>
          <text:p text:style-name="P30">Material de apoio;</text:p>
        </text:list-item>
        <text:list-item>
          <text:p text:style-name="P30"><text:a xlink:type="simple" xlink:href="https://github.com/gustavoguanabara/html-css/tree/master/aulas-pdf" text:style-name="Internet_20_link" text:visited-style-name="Visited_20_Internet_20_Link">https://github.com/gustavoguanabara/html-css/tree/master/aulas-pdf</text:a></text:p>
        </text:list-item>
      </text:list>
      <text:p text:style-name="P11"/>
      <text:p text:style-name="P11">Referências on-line:</text:p>
      <text:list xml:id="list1306781243" text:style-name="L5">
        <text:list-item>
          <text:p text:style-name="P31">Referência MDN – Mozila Developer Network;</text:p>
        </text:list-item>
        <text:list-item>
          <text:p text:style-name="P31">W3C Standards – World Wide Web Consortium;</text:p>
        </text:list-item>
        <text:list-item>
          <text:p text:style-name="P31">WHATWG Living Standard – Web Hypertext Application tecnology Working Group;</text:p>
        </text:list-item>
        <text:list-item>
          <text:p text:style-name="P31">W3Schools – Refsnes Data.</text:p>
        </text:list-item>
      </text:list>
      <text:p text:style-name="P11"/>
      <text:p text:style-name="P12">Livros:</text:p>
      <text:list xml:id="list650162549" text:style-name="L6">
        <text:list-item>
          <text:p text:style-name="P32">HTML5, Entendendo e executando – Mark Pilgrim (O’Reilly);</text:p>
        </text:list-item>
        <text:list-item>
          <text:p text:style-name="P32">CSS, The Definitive Guide – Erick Meyer (O’Reilly);</text:p>
        </text:list-item>
        <text:list-item>
          <text:p text:style-name="P32">Flexbox in CSS – Estelle Weyl (O’Reilly);</text:p>
        </text:list-item>
        <text:list-item>
          <text:p text:style-name="P32">Grid Layout in CSS - Erick Meyer (O’Reilly).</text:p>
        </text:list-item>
        <text:list-item>
          <text:p text:style-name="P32">HTML5 e CSS3 – Elizabeth Castro e Bruce Hyslop (Alta Books);</text:p>
        </text:list-item>
        <text:list-item>
          <text:p text:style-name="P32">HTML&amp;CSS – Jon Duckett (Alta Books);</text:p>
        </text:list-item>
        <text:list-item>
          <text:p text:style-name="P32">HTML e CSS Elisabeth Robson e Eric Freeman (Alta Books);</text:p>
        </text:list-item>
        <text:list-item>
          <text:p text:style-name="P32">Crie seu próprio site, Um guia em uadrinhos para HTML, CSS e WORDPRESS <text:s/>- Nate Cooper e Kim Gee (Navatec);</text:p>
        </text:list-item>
        <text:list-item>
          <text:p text:style-name="P32">HTML5, A linguagem de marcação que revolucionou a web – Mauricio Samy Silva (novatec);</text:p>
        </text:list-item>
        <text:list-item>
          <text:p text:style-name="P32">Fundamentos de HTML5 e CSS3 – Mauricio Samy Silva (novatec);</text:p>
        </text:list-item>
        <text:list-item>
          <text:p text:style-name="P32">CSS3, Desenvolva aplicações web profissionais com uso dos poderosos recursos de estilização das CSS3 – Mauricio Samy Silva (novatec);</text:p>
        </text:list-item>
        <text:list-item>
          <text:p text:style-name="P32">CSS GRID LAYOUT – Mauricio Samy Silva (novatec);</text:p>
        </text:list-item>
        <text:list-item>
          <text:p text:style-name="P32">Curso de design gráfico, Princípios e práticas – David Dabner e outros (GG);</text:p>
        </text:list-item>
        <text:list-item>
          <text:p text:style-name="P33">Desiar, O essencial do design gráfico – Bob e Maggie Gordon (Senac);</text:p>
        </text:list-item>
        <text:list-item>
          <text:p text:style-name="P33">A psicologia das cores – Eva Heller (GG);</text:p>
        </text:list-item>
        <text:list-item>
          <text:p text:style-name="P33">Pensar com Tipos – Ellen Lupton (GG);</text:p>
        </text:list-item>
        <text:list-item>
          <text:p text:style-name="P33"><text:soft-page-break/>FLEXBOX EXPLAINED – Jorge Montoya e Stephen Burge (OSTRaining);</text:p>
        </text:list-item>
        <text:list-item>
          <text:p text:style-name="P33">CSS GRID EXPLAINED – Jorge Montoya e Stephen Burge (OSTRaining);</text:p>
        </text:list-item>
        <text:list-item>
          <text:p text:style-name="P33">SMASHING HTML5 – Bill Sanders (Bookman);</text:p>
        </text:list-item>
        <text:list-item>
          <text:p text:style-name="P33">SMASHING CSS – Eric Meyer (Bookman).</text:p>
        </text:list-item>
      </text:list>
      <text:p text:style-name="P13"/>
      <text:list xml:id="list75627991169241" text:continue-list="list75628974325307" text:style-name="L1">
        <text:list-item>
          <text:p text:style-name="P25">Capítulo 1 Aula 4 – Como a Internet chega na minha casa?</text:p>
        </text:list-item>
      </text:list>
      <text:p text:style-name="P14">História da Internet:</text:p>
      <text:p text:style-name="P14">A Internet nasceu durante o perído da Guerra Fria (1949). Em 1969 a Rússia lançou o primeiro satélite (Sputnik). No mesmo ano o presidente dos EUA, Dwight Eisenhower fundou a DARPA, uma agência para estudos de tecnologias para guerra. Em 1969 a DARPA criou a ARPANET, uma rede interna para fazer um backup dos dados dos centros militares. A universidade da Califórnia criou o protocolo de controle de rede (NCP). <text:s/>Em 1972 o Bob Kahn criou o TCP para melhorar a comunicação da rede que estava crescendo. No mesmo ano, o vint Cerf criou o IP. Juntando o trabalho dos dois, foi criado o protocolo TCP/IP, que usamos até hoje.</text:p>
      <text:p text:style-name="P15">A ARPANET cresceu tanto que os militares resolveram dividir e criaram a MILNET (rede apenas militar), NSFNET (rede das universidades) e redes comerciais. </text:p>
      <text:p text:style-name="P15">Rede mundial → <text:a xlink:type="simple" xlink:href="http://www.submarinecablemap.com/" text:style-name="Internet_20_link" text:visited-style-name="Visited_20_Internet_20_Link">www.submarinecablemap.com</text:a></text:p>
      <text:p text:style-name="P15">Internet é um conjunto de redes.</text:p>
      <text:p text:style-name="P15">Como funciona a Internet → <text:a xlink:type="simple" xlink:href="https://youtube/TNQsmPf24go" text:style-name="Internet_20_link" text:visited-style-name="Visited_20_Internet_20_Link">https://youtube/TNQsmPf24go</text:a></text:p>
      <text:p text:style-name="P15">Como era a Internet?</text:p>
      <text:p text:style-name="P17">Tela preta com letras brancas ou amarelas → gopher</text:p>
      <text:p text:style-name="P17">Em 1993, o inglês <text:span text:style-name="T1">TimBerners-Lee</text:span> criou textos que poderiam ser acessados através de link’s (hiper-links), nasce o protocolo <text:span text:style-name="T1">http://.</text:span> Ele também criou o HTML&lt;/&gt; (Linguagem de marcação para hiper textos). O <text:span text:style-name="T1">Marc Andreessen</text:span> criou o primeiro navegador da www, o <text:span text:style-name="T1">Mosaic.</text:span></text:p>
      <text:p text:style-name="P17">World Wide Web → rede de alcance mundial.</text:p>
      <text:p text:style-name="P16"/>
      <text:list xml:id="list75629505657646" text:continue-numbering="true" text:style-name="L1">
        <text:list-item>
          <text:p text:style-name="P25">Capítulo 2 Aula 1 – Como a Internet funciona?</text:p>
        </text:list-item>
      </text:list>
      <text:p text:style-name="P18"><text:span text:style-name="T1">Representação de dados</text:span> → sinais (0 e 1) binary digit – bit (dígitos dbináios).</text:p>
      <text:p text:style-name="P18">01000001 → Oito bits, é a porção mínima para se represente um dado, também chamada de byte.</text:p>
      <text:p text:style-name="P18">Código multibyte UTF-8.</text:p>
      <text:p text:style-name="P18">1024 bytes = 1 KB</text:p>
      <text:p text:style-name="P18">1024 KG = 1MB</text:p>
      <text:p text:style-name="P18">1024 MB = 1 GB</text:p>
      <text:p text:style-name="P18">1024 GB = 1 TB</text:p>
      <text:p text:style-name="P18">1024 TB = 1 PB</text:p>
      <text:p text:style-name="P18">1024 PB = 1 EB</text:p>
      <text:p text:style-name="P18">1024 EB = 1 ZB</text:p>
      <text:p text:style-name="P18">1024 ZB = 1 YB</text:p>
      <text:p text:style-name="P18"/>
      <text:p text:style-name="P19">OBS.:</text:p>
      <text:p text:style-name="P19"><text:soft-page-break/>MB != Bb</text:p>
      <text:p text:style-name="P19">MB → MEGABYTES, ultilizado mais para armazenamento.</text:p>
      <text:p text:style-name="P19">Mb → MEGABITES, ultilizado mais para transmissão.</text:p>
      <text:p text:style-name="P19"/>
      <text:p text:style-name="P3">Como nos conectamos?</text:p>
      <text:p text:style-name="P19">Modem → aparelho que faz a modulação (transformação das ondas quadradas para ondas senoidal) e demodulação (transformação das ondas senoidal para quadradas). O modem permite a comunicação entre o computador (cliente) e a Internet.</text:p>
      <text:p text:style-name="P20">DNS → Sistema de nome de domínio – local na Internet, servidores especiais, onde será pesquisado o endereço IP do domínio que eu quero acessar. Com esse endreço IP, meu computador pode encontrar o domnínio digitado no navegador.</text:p>
      <text:p text:style-name="P20"/>
      <text:p text:style-name="P4">E as rotas?</text:p>
      <text:p text:style-name="P20">Um solicitação de acesso a um site, pode ir por várias rotas diferentes em cada solicitação. Por isso, o carregamento do site pode ser mais rápido ou mais lento.</text:p>
      <text:p text:style-name="P20"/>
      <text:list xml:id="list75628536880709" text:continue-numbering="true" text:style-name="L1">
        <text:list-item>
          <text:p text:style-name="P26">Capítulo 2 Aula 2 – O que é domínio e hospedagem?</text:p>
        </text:list-item>
      </text:list>
      <text:p text:style-name="P21"><text:span text:style-name="T1">Domínio</text:span> → é o nome que identifica o seu site. <text:span text:style-name="T3">Nome único, pago anualmente, vários TLDs.</text:span></text:p>
      <text:p text:style-name="P21"><text:span text:style-name="T1">Hospedagem</text:span> → é o local aonde seu site vai estar armazenado. <text:span text:style-name="T3">Espaço para armazenar arquivos. Pago mensalmente. Escolhe por espaço, memória, recursos.</text:span></text:p>
      <text:p text:style-name="P22">URL → Uniform Resource Locator (Localizador de Recurso Único/Uniforme), ex.:</text:p>
      <text:p text:style-name="P24">www.github.com/gustavoguanabara </text:p>
      <text:p text:style-name="P22">Domínio → www.<text:span text:style-name="T1">github.com</text:span>/gustavoguanabara </text:p>
      <text:p text:style-name="P22">Nome do domínio → www.<text:span text:style-name="T1">github</text:span>.com/gustavoguanabara </text:p>
      <text:p text:style-name="P22">TLD → www.github<text:span text:style-name="T1">.com</text:span>/gustavoguanabara </text:p>
      <text:p text:style-name="P23">Sub-domínio → <text:span text:style-name="T2">www</text:span><text:span text:style-name="T3">.github.com/gustavoguanabara </text:span></text:p>
      <text:p text:style-name="P23">Caminho → <text:span text:style-name="T3">www.github.com</text:span><text:span text:style-name="T2">/gustavoguanabara </text:span></text:p>
      <text:p text:style-name="P22"/>
      <text:list xml:id="list75629784266693" text:continue-numbering="true" text:style-name="L1">
        <text:list-item>
          <text:p text:style-name="P26">Capítulo 3 Aula 1 – A diferença entre HTML, CSS e JavaScript</text:p>
        </text:list-item>
      </text:list>
      <text:p text:style-name="P34">Como funciona a “linguagem” HTML e as folhas de estilo CSS?</text:p>
      <text:p text:style-name="P34">HTML e CSS não são propriamente linguagem de programação. JavaScript, PHP, Python, C, C# são linguagem de programação.</text:p>
      <text:p text:style-name="P34">Você desenvolve em HTML e CSS ou cria sites em HTML e CSS.</text:p>
      <text:p text:style-name="P34"><text:span text:style-name="T1">HTML</text:span> → <text:span text:style-name="T1">H</text:span>yper<text:span text:style-name="T1">T</text:span>ext <text:span text:style-name="T1">M</text:span>arkup <text:span text:style-name="T1">L</text:span>anguage. Focada em <text:span text:style-name="T1">conteúdo</text:span> que pode ser textos, imagens, vídeos, tabelas.</text:p>
      <text:p text:style-name="P34"><text:span text:style-name="T1">CSS</text:span> → <text:span text:style-name="T1">C</text:span>ascading <text:span text:style-name="T1">S</text:span>tyle <text:span text:style-name="T1">S</text:span>heets. Focado em <text:span text:style-name="T1">design</text:span> como cores, sombras, tamanhos, posicionamento.</text:p>
      <text:p text:style-name="P34"><text:span text:style-name="T1">JavaScript</text:span> → Focado em <text:span text:style-name="T1">interações</text:span> como menu, animações, validações.</text:p>
      <text:p text:style-name="P34"/>
      <text:p text:style-name="P35">Como funciona a HTML?</text:p>
      <text:p text:style-name="P34"><draw:frame draw:style-name="fr1" draw:name="Figura1" text:anchor-type="paragraph" svg:width="17cm" svg:height="9.562cm" draw:z-index="0"><draw:image xlink:href="Pictures/1000020100000780000004382B4339C1CE0D7BD7.png" xlink:type="simple" xlink:show="embed" xlink:actuate="onLoad" loext:mime-type="image/png"/></draw:frame><text:soft-page-break/></text:p>
      <text:p text:style-name="P34"><text:span text:style-name="T4">Como funciona as CSS?</text:span> </text:p>
      <text:p text:style-name="P34"><draw:frame draw:style-name="fr1" draw:name="Figura2" text:anchor-type="paragraph" svg:width="17cm" svg:height="9.562cm" draw:z-index="1"><draw:image xlink:href="Pictures/10000201000007800000043833605D0F705B0596.png" xlink:type="simple" xlink:show="embed" xlink:actuate="onLoad" loext:mime-type="image/png"/></draw:frame></text:p>
      <text:p text:style-name="P35">Estrutura básica de documento HTML.</text:p>
      <text:p text:style-name="P35"><draw:frame draw:style-name="fr1" draw:name="Figura3" text:anchor-type="paragraph" svg:width="17cm" svg:height="9.562cm" draw:z-index="2"><draw:image xlink:href="Pictures/10000201000007800000043849D5CBCB8F115C77.png" xlink:type="simple" xlink:show="embed" xlink:actuate="onLoad" loext:mime-type="image/png"/></draw:frame><text:soft-page-break/></text:p>
      <text:p text:style-name="P37">Como funcionam a HTML e as CSS?</text:p>
      <text:p text:style-name="P36"><draw:frame draw:style-name="fr2" draw:name="Figura4" text:anchor-type="paragraph" svg:width="17cm" svg:height="9.562cm" draw:z-index="3"><draw:image xlink:href="Pictures/100002010000078000000438AE86AB6C30DED889.png" xlink:type="simple" xlink:show="embed" xlink:actuate="onLoad" loext:mime-type="image/png"/></draw:frame></text:p>
      <text:list xml:id="list75629879901590" text:continue-numbering="true" text:style-name="L1">
        <text:list-item>
          <text:p text:style-name="P26">Capítulo 3 Aula 2 – Front-end, Back-end e Full stack</text:p>
        </text:list-item>
      </text:list>
      <text:p text:style-name="P38">HTML, CSS e JavaScript são consideradas tecnologias client-side, ou seja, não vão funcionar diretamente no servidor, mas no navegador de sua máquina. O desenvolvedor dessas tecnologias é chamado de desenvolvedor <text:span text:style-name="T1">Client-side</text:span> ou <text:span text:style-name="T1">Front-end</text:span>.</text:p>
      <text:p text:style-name="P38"><text:span text:style-name="T1">Server-side</text:span> são tecnologias que funcionam diretamente no servidor. O desenvolvedor dessas tecnologias é chamado de desenvolvedor <text:span text:style-name="T1">Back-end</text:span>.</text:p>
      <text:p text:style-name="P38"/>
      <text:p text:style-name="P38"><draw:frame draw:style-name="fr1" draw:name="Figura5" text:anchor-type="paragraph" svg:width="17cm" svg:height="9.562cm" draw:z-index="4"><draw:image xlink:href="Pictures/10000201000007800000043839B97CF52F38C062.png" xlink:type="simple" xlink:show="embed" xlink:actuate="onLoad" loext:mime-type="image/png"/></draw:frame><text:soft-page-break/></text:p>
      <text:p text:style-name="P39">O desenvolvedor que tem domínio nas duas áreas, <text:span text:style-name="T1">Front-end</text:span> e <text:span text:style-name="T1">Back-end</text:span> é chamado desenvolvedor <text:span text:style-name="T1">Full Stack.</text:span> Geralmente este desenvolvedor é um profissional experiente e demora um bom tempo para chegar a este nível.</text:p>
      <text:p text:style-name="P39"/>
      <text:list xml:id="list75629056007513" text:continue-numbering="true" text:style-name="L1">
        <text:list-item>
          <text:p text:style-name="P26">Capítulo 4 Aula 1 – Instalando todas as ferramentas</text:p>
        </text:list-item>
      </text:list>
      <text:p text:style-name="P40">Instalar Google Chrome e VSC.</text:p>
      <text:p text:style-name="P40"/>
      <text:list xml:id="list75628369299353" text:continue-numbering="true" text:style-name="L1">
        <text:list-item>
          <text:p text:style-name="P27">Capítulo 4 Aula 2 – Seu primeiro código HTML</text:p>
        </text:list-item>
      </text:list>
      <text:p text:style-name="P40"/>
      <text:p text:style-name="P43"><text:span text:style-name="T8">&lt;!</text:span><text:span text:style-name="T10">DOCTYPE</text:span> <text:span text:style-name="T12">html</text:span><text:span text:style-name="T8">&gt;</text:span></text:p>
      <text:p text:style-name="P44"><text:span text:style-name="T8">&lt;</text:span><text:span text:style-name="T10">html</text:span> <text:span text:style-name="T12">lang</text:span>=<text:span text:style-name="T13">"en"</text:span><text:span text:style-name="T8">&gt;</text:span></text:p>
      <text:p text:style-name="P44"><text:span text:style-name="T8">&lt;</text:span><text:span text:style-name="T10">head</text:span><text:span text:style-name="T8">&gt;</text:span></text:p>
      <text:p text:style-name="P44"><text:span text:style-name="T8"><text:tab/>&lt;</text:span><text:span text:style-name="T10">meta</text:span> <text:span text:style-name="T12">charset</text:span>=<text:span text:style-name="T13">"UTF-8"</text:span><text:span text:style-name="T8">&gt;</text:span></text:p>
      <text:p text:style-name="P44"><text:span text:style-name="T8"><text:tab/>&lt;</text:span><text:span text:style-name="T10">meta</text:span> <text:span text:style-name="T12">http-equiv</text:span>=<text:span text:style-name="T13">"X-UA-Compatible"</text:span> <text:span text:style-name="T12">content</text:span>=<text:span text:style-name="T13">"IE=edge"</text:span><text:span text:style-name="T8">&gt;</text:span></text:p>
      <text:p text:style-name="P44"><text:span text:style-name="T8"><text:tab/>&lt;</text:span><text:span text:style-name="T10">meta</text:span> <text:span text:style-name="T12">name</text:span>=<text:span text:style-name="T13">"viewport"</text:span> <text:span text:style-name="T12">content</text:span>=<text:span text:style-name="T13">"width=device-width, initial-scale=1.0"</text:span><text:span text:style-name="T8">&gt;</text:span></text:p>
      <text:p text:style-name="P44"><text:span text:style-name="T8"><text:tab/>&lt;</text:span><text:span text:style-name="T10">title</text:span><text:span text:style-name="T8">&gt;</text:span>Meu primeiro exercício<text:span text:style-name="T8">&lt;/</text:span><text:span text:style-name="T10">title</text:span><text:span text:style-name="T8">&gt;</text:span></text:p>
      <text:p text:style-name="P44"><text:span text:style-name="T8">&lt;/</text:span><text:span text:style-name="T10">head</text:span><text:span text:style-name="T8">&gt;</text:span></text:p>
      <text:p text:style-name="P44"><text:span text:style-name="T8">&lt;</text:span><text:span text:style-name="T10">body</text:span><text:span text:style-name="T8">&gt;</text:span></text:p>
      <text:p text:style-name="P44"><text:span text:style-name="T8"><text:tab/>&lt;</text:span><text:span text:style-name="T10">h1</text:span><text:span text:style-name="T8">&gt;</text:span>Olá, Mundo!<text:span text:style-name="T8">&lt;/</text:span><text:span text:style-name="T10">h1</text:span><text:span text:style-name="T8">&gt;</text:span></text:p>
      <text:p text:style-name="P44"><text:span text:style-name="T8"><text:tab/>&lt;</text:span><text:span text:style-name="T10">hr</text:span><text:span text:style-name="T8">&gt;</text:span></text:p>
      <text:p text:style-name="P44"><text:span text:style-name="T8"><text:tab/>&lt;</text:span><text:span text:style-name="T10">p</text:span><text:span text:style-name="T8">&gt;</text:span>Esse é o meu primeiro documento HTML! Estou muito feliz!<text:span text:style-name="T8">&lt;/</text:span><text:span text:style-name="T10">p</text:span><text:span text:style-name="T8">&gt;</text:span></text:p>
      <text:p text:style-name="P44"><text:span text:style-name="T8"><text:tab/>&lt;</text:span><text:span text:style-name="T10">p</text:span><text:span text:style-name="T8">&gt;</text:span>Este é um momento único! Estou criando um site!<text:span text:style-name="T8">&lt;/</text:span><text:span text:style-name="T10">p</text:span><text:span text:style-name="T8">&gt;</text:span></text:p>
      <text:p text:style-name="P44"><text:span text:style-name="T8">&lt;/</text:span><text:span text:style-name="T10">body</text:span><text:span text:style-name="T8">&gt;</text:span></text:p>
      <text:p text:style-name="P42"><text:span text:style-name="T8">&lt;/</text:span><text:span text:style-name="T10">html</text:span><text:span text:style-name="T8">&gt;</text:span></text:p>
      <text:p text:style-name="P40"/>
      <text:list xml:id="list75628885462038" text:continue-numbering="true" text:style-name="L1">
        <text:list-item>
          <text:p text:style-name="P27">Capítulo 5 Aula 1 – Parágrafos e Quebras</text:p>
        </text:list-item>
      </text:list>
      <text:p text:style-name="P41"/>
      <text:list xml:id="list75628691692477" text:continue-numbering="true" text:style-name="L1">
        <text:list-item>
          <text:p text:style-name="P27">Capítulo 5 Aula <text:span text:style-name="T7">2…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37:58.694988741</meta:creation-date>
    <dc:date>2021-07-08T07:56:27.635147594</dc:date>
    <meta:editing-duration>PT44M13S</meta:editing-duration>
    <meta:editing-cycles>9</meta:editing-cycles>
    <meta:generator>LibreOffice/6.1.5.2$Linux_X86_64 LibreOffice_project/10$Build-2</meta:generator>
    <meta:document-statistic meta:table-count="0" meta:image-count="5" meta:object-count="0" meta:page-count="7" meta:paragraph-count="144" meta:word-count="1420" meta:character-count="8978" meta:non-whitespace-character-count="7694"/>
  </office:meta>
</office:document-meta>
</file>